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5-10-22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5-07-16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8448" calcext:value-type="float">
            <text:p>-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5-05-06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3" calcext:value-type="float">
            <text:p>-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5-03-25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0432" calcext:value-type="float">
            <text:p>-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5-02-17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5192" calcext:value-type="float">
            <text:p>-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4-10-17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5776" calcext:value-type="float">
            <text:p>-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4-07-28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7968" calcext:value-type="float">
            <text:p>-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4-06-15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5192" calcext:value-type="float">
            <text:p>-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4-05-03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4-01-17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1976" calcext:value-type="float">
            <text:p>-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3-10-24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1976" calcext:value-type="float">
            <text:p>-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3-06-13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3-06-13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1248" calcext:value-type="float">
            <text:p>-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3-04-25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3-02-0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0808" calcext:value-type="float">
            <text:p>-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2-12-01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2-11-03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2-08-0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2-07-13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6528" calcext:value-type="float">
            <text:p>-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2-05-03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3104" calcext:value-type="float">
            <text:p>-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2-03-16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9784" calcext:value-type="float">
            <text:p>-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2-02-09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8072" calcext:value-type="float">
            <text:p>-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1-12-03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1224" calcext:value-type="float">
            <text:p>-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1-11-17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3416" calcext:value-type="float">
            <text:p>-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1-10-26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5192" calcext:value-type="float">
            <text:p>-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1-07-28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4856" calcext:value-type="float">
            <text:p>-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1-06-07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696" calcext:value-type="float">
            <text:p>-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1-05-11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9992" calcext:value-type="float">
            <text:p>-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1-05-04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1-02-16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4544" calcext:value-type="float">
            <text:p>-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1-02-03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3728" calcext:value-type="float">
            <text:p>-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0-10-28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2768" calcext:value-type="float">
            <text:p>-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0-07-27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3624" calcext:value-type="float">
            <text:p>-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0-02-11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8072" calcext:value-type="float">
            <text:p>-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0-01-29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4544" calcext:value-type="float">
            <text:p>-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9-11-18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444" calcext:value-type="float">
            <text:p>-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9-10-1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5336" calcext:value-type="float">
            <text:p>-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9-07-24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7904" calcext:value-type="float">
            <text:p>-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9-04-30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8008" calcext:value-type="float">
            <text:p>-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9-03-2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4104" calcext:value-type="float">
            <text:p>-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9-03-07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9784" calcext:value-type="float">
            <text:p>-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9-02-21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0952" calcext:value-type="float">
            <text:p>-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9-01-30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6088" calcext:value-type="float">
            <text:p>-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8-11-08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5776" calcext:value-type="float">
            <text:p>-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8-07-30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4752" calcext:value-type="float">
            <text:p>-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8-04-25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8-01-30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8864" calcext:value-type="float">
            <text:p>-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7-10-26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2496" calcext:value-type="float">
            <text:p>-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7-07-27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2496" calcext:value-type="float">
            <text:p>-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7-05-03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2392" calcext:value-type="float">
            <text:p>-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7-01-31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2496" calcext:value-type="float">
            <text:p>-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6-11-02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9176" calcext:value-type="float">
            <text:p>-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6-08-02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2496" calcext:value-type="float">
            <text:p>-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6-05-03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0512" calcext:value-type="float">
            <text:p>-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6-03-09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12976" calcext:value-type="float">
            <text:p>-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6-02-08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9176" calcext:value-type="float">
            <text:p>-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5-11-03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308" calcext:value-type="float">
            <text:p>-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5-08-0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5168" calcext:value-type="float">
            <text:p>-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5-07-15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4312" calcext:value-type="float">
            <text:p>-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2" meta:object-count="0"/>
    <meta:user-defined meta:name="AppVersion">3.0</meta:user-defined>
  </office:meta>
</office:document-meta>
</file>